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5FEDB0E164FC5DDC.png" manifest:media-type="image/png"/>
  <manifest:file-entry manifest:full-path="Pictures/10000000000005FC000002479A5C7D25DF714C7E.png" manifest:media-type="image/png"/>
  <manifest:file-entry manifest:full-path="Pictures/10000000000007D0000005DEFFDCAF1FAD1A0745.jpg" manifest:media-type="image/jpeg"/>
  <manifest:file-entry manifest:full-path="Pictures/1000000000000372000001B7D1171922E66267F7.png" manifest:media-type="image/png"/>
  <manifest:file-entry manifest:full-path="Pictures/100000000000033500000195158222CC6AB3DEE9.png" manifest:media-type="image/png"/>
  <manifest:file-entry manifest:full-path="Pictures/10000000000007D0000005DE75C605BBBAF383BE.jpg" manifest:media-type="image/jpeg"/>
  <manifest:file-entry manifest:full-path="Pictures/100000000000037C0000015B2A9C01F30606551A.png" manifest:media-type="image/png"/>
  <manifest:file-entry manifest:full-path="Pictures/10000000000003800000016B7A9D901ABA22C150.png" manifest:media-type="image/png"/>
  <manifest:file-entry manifest:full-path="Pictures/1000020100000280000001E0CE972D2846190C74.png" manifest:media-type="image/png"/>
  <manifest:file-entry manifest:full-path="Pictures/1000020100000280000001E035C6EC8096759878.png" manifest:media-type="image/png"/>
  <manifest:file-entry manifest:full-path="Pictures/1000020100000280000001E0AA3DA99A3C33C48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adornments="Black" style:font-pitch="fixed"/>
    <style:font-face style:name="Courier 10 Pitch2" svg:font-family="'Courier 10 Pitch'" style:font-adornments="Normal" style:font-pitch="fixed"/>
    <style:font-face style:name="Courier 10 Pitch" svg:font-family="'Courier 10 Pitch'" style:font-adornments="Black" style:font-pitch="variable"/>
    <style:font-face style:name="Laksaman" svg:font-family="Laksaman" style:font-adornments="Black" style:font-pitch="variable"/>
    <style:font-face style:name="Laksaman1" svg:font-family="Laksaman" style:font-adornments="Normal" style:font-pitch="variable"/>
    <style:font-face style:name="Source Sans Pro Black3" svg:font-family="'Source Sans Pro Black'" style:font-adornments="Black" style:font-pitch="variable"/>
    <style:font-face style:name="Arial" svg:font-family="Arial" style:font-family-generic="roman" style:font-pitch="variable"/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Black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Impact1" svg:font-family="Impact" style:font-family-generic="swiss" style:font-pitch="variable"/>
    <style:font-face style:name="Source Sans Pro Black2" svg:font-family="'Source Sans Pro Black'" style:font-adornments="Black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xinxinli-black-edges-title">
      <style:graphic-properties draw:auto-grow-height="true" fo:min-height="3.175cm" fo:wrap-option="wrap"/>
    </style:style>
    <style:style style:name="pr2" style:family="presentation" style:parent-style-name="xinxinli-black-edges-subtitle">
      <style:graphic-properties draw:fill-color="#ffffff" draw:auto-grow-height="true" fo:min-height="14.721cm" fo:wrap-option="wrap"/>
    </style:style>
    <style:style style:name="pr3" style:family="presentation" style:parent-style-name="xinxinli-black-edges-notes">
      <style:graphic-properties draw:fill-color="#ffffff" draw:auto-grow-height="true" fo:min-height="12.573cm" fo:wrap-option="wrap"/>
    </style:style>
    <style:style style:name="pr4" style:family="presentation" style:parent-style-name="xinxinli-black-edges1-notes">
      <style:graphic-properties draw:fill-color="#ffffff" fo:min-height="12.322cm" fo:wrap-option="wrap"/>
    </style:style>
    <style:style style:name="pr5" style:family="presentation" style:parent-style-name="xinxinli-black-edges1-notes">
      <style:graphic-properties draw:fill-color="#ffffff" fo:min-height="12.572cm"/>
    </style:style>
    <style:style style:name="pr6" style:family="presentation" style:parent-style-name="xinxinli-black-edges1-title">
      <style:graphic-properties fo:min-height="2.54cm"/>
    </style:style>
    <style:style style:name="pr7" style:family="presentation" style:parent-style-name="xinxinli-black-edges1-subtitle">
      <style:graphic-properties draw:fill-color="#ffffff" draw:auto-grow-height="true" fo:min-height="16.255cm"/>
    </style:style>
    <style:style style:name="P1" style:family="paragraph">
      <style:paragraph-properties style:punctuation-wrap="simple" style:line-break="strict" style:writing-mode="lr-tb"/>
    </style:style>
    <style:style style:name="P2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punctuation-wrap="simple" style:line-break="strict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-color="#ffffff"/>
      <style:paragraph-properties fo:margin-left="0cm" fo:margin-right="0cm" fo:text-indent="0cm"/>
      <style:text-properties style:font-name="Courier 10 Pitch2" fo:font-size="44pt" fo:font-weight="normal" style:font-size-asian="44pt" style:font-size-complex="4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font-name="Courier 10 Pitch2" fo:font-size="44pt" fo:font-weight="normal" style:font-size-asian="44pt" style:font-size-complex="44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xinxinli-black-edges" presentation:presentation-page-layout-name="AL1T32">
        <office:forms form:automatic-focus="false" form:apply-design-mode="false"/>
        <draw:frame presentation:style-name="pr1" draw:text-style-name="P2" draw:layer="layout" svg:width="16.375cm" svg:height="3.175cm" svg:x="13.92cm" svg:y="9.215cm" presentation:class="title">
          <draw:text-box>
            <text:p text:style-name="P1"><text:span text:style-name="T1">PRÁCTICA IV</text:span></text:p>
          </draw:text-box>
        </draw:frame>
        <draw:frame presentation:style-name="pr2" draw:text-style-name="P3" draw:layer="layout" svg:width="16.375cm" svg:height="14.721cm" svg:x="12.835cm" svg:y="9.409cm" presentation:class="subtitle" presentation:user-transformed="true">
          <draw:text-box>
            <text:p text:style-name="P1"><text:span text:style-name="T2">Algoritmos Backtracking</text:span></text:p>
            <text:p text:style-name="P1"><text:span text:style-name="T2"/></text:p>
            <text:p text:style-name="P1"><text:span text:style-name="T2">Por: Antonio Gámiz</text:span></text:p>
          </draw:text-box>
        </draw:frame>
        <presentation:notes draw:style-name="dp2"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xinxinli-black-edges1" presentation:presentation-page-layout-name="AL2T0">
        <office:forms form:automatic-focus="false" form:apply-design-mode="false"/>
        <draw:frame draw:style-name="gr2" draw:text-style-name="P5" draw:layer="layout" svg:width="27.999cm" svg:height="10.654cm" svg:x="0.001cm" svg:y="3.951cm">
          <draw:image xlink:href="Pictures/10000000000005FC000002479A5C7D25DF714C7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xinxinli-black-edges1" presentation:presentation-page-layout-name="AL3T1">
        <office:forms form:automatic-focus="false" form:apply-design-mode="false"/>
        <draw:frame draw:style-name="gr2" draw:text-style-name="P5" draw:layer="layout" svg:width="25.358cm" svg:height="12.509cm" svg:x="1.905cm" svg:y="3.366cm">
          <draw:image xlink:href="Pictures/100000000000033500000195158222CC6AB3DE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xinxinli-black-edges1" presentation:presentation-page-layout-name="AL3T1">
        <office:forms form:automatic-focus="false" form:apply-design-mode="false"/>
        <draw:frame draw:style-name="gr2" draw:text-style-name="P5" draw:layer="layout" svg:width="26.865cm" svg:height="10.45cm" svg:x="0.44cm" svg:y="4.445cm">
          <draw:image xlink:href="Pictures/100000000000037C0000015B2A9C01F30606551A.png" xlink:type="simple" xlink:show="embed" xlink:actuate="onLoad">
            <text:p/>
          </draw:image>
        </draw:frame>
        <draw:frame presentation:style-name="pr6" draw:layer="layout" svg:width="25.199cm" svg:height="2.54cm" svg:x="0.819cm" svg:y="0.635cm" presentation:class="title" presentation:user-transformed="true">
          <draw:text-box>
            <text:p>Método 3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xinxinli-black-edges1" presentation:presentation-page-layout-name="AL3T1">
        <office:forms form:automatic-focus="false" form:apply-design-mode="false"/>
        <draw:frame draw:style-name="gr2" draw:text-style-name="P5" draw:layer="layout" svg:width="26.649cm" svg:height="10.795cm" svg:x="0.635cm" svg:y="3.81cm">
          <draw:image xlink:href="Pictures/10000000000003800000016B7A9D901ABA22C150.png" xlink:type="simple" xlink:show="embed" xlink:actuate="onLoad">
            <text:p/>
          </draw:image>
        </draw:frame>
        <draw:frame presentation:style-name="pr6" draw:layer="layout" svg:width="25.199cm" svg:height="2.54cm" svg:x="0.819cm" svg:y="0.635cm" presentation:class="title" presentation:user-transformed="true">
          <draw:text-box>
            <text:p>Método 2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xinxinli-black-edges1" presentation:presentation-page-layout-name="AL3T1">
        <office:forms form:automatic-focus="false" form:apply-design-mode="false"/>
        <draw:frame draw:style-name="gr2" draw:text-style-name="P5" draw:layer="layout" svg:width="26.865cm" svg:height="10.45cm" svg:x="0.44cm" svg:y="4.445cm">
          <draw:image xlink:href="Pictures/100000000000037C0000015B2A9C01F30606551A.png" xlink:type="simple" xlink:show="embed" xlink:actuate="onLoad">
            <text:p/>
          </draw:image>
        </draw:frame>
        <draw:frame presentation:style-name="pr6" draw:layer="layout" svg:width="25.199cm" svg:height="2.54cm" svg:x="0.819cm" svg:y="0.635cm" presentation:class="title" presentation:user-transformed="true">
          <draw:text-box>
            <text:p>Método 3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xinxinli-black-edges1" presentation:presentation-page-layout-name="AL3T1">
        <office:forms form:automatic-focus="false" form:apply-design-mode="false"/>
        <draw:frame draw:style-name="gr2" draw:text-style-name="P5" draw:layer="layout" svg:width="23.335cm" svg:height="11.614cm" svg:x="1.905cm" svg:y="3.626cm">
          <draw:image xlink:href="Pictures/1000000000000372000001B7D1171922E66267F7.png" xlink:type="simple" xlink:show="embed" xlink:actuate="onLoad">
            <text:p/>
          </draw:image>
        </draw:frame>
        <draw:frame presentation:style-name="pr6" draw:layer="layout" svg:width="25.199cm" svg:height="2.54cm" svg:x="0.836cm" svg:y="0.635cm" presentation:class="title" presentation:user-transformed="true">
          <draw:text-box>
            <text:p>Método 1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xinxinli-black-edges1" presentation:presentation-page-layout-name="AL3T1">
        <office:forms form:automatic-focus="false" form:apply-design-mode="false"/>
        <draw:frame draw:style-name="gr2" draw:text-style-name="P5" draw:layer="layout" svg:width="18.795cm" svg:height="14.096cm" svg:x="4.445cm" svg:y="4.319cm">
          <draw:image xlink:href="Pictures/1000020100000280000001E0CE972D2846190C74.png" xlink:type="simple" xlink:show="embed" xlink:actuate="onLoad">
            <text:p/>
          </draw:image>
        </draw:frame>
        <draw:frame presentation:style-name="pr6" draw:layer="layout" svg:width="25.199cm" svg:height="2.54cm" svg:x="0.819cm" svg:y="0.635cm" presentation:class="title" presentation:user-transformed="true">
          <draw:text-box>
            <text:p>Método 1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xinxinli-black-edges1" presentation:presentation-page-layout-name="AL3T1">
        <office:forms form:automatic-focus="false" form:apply-design-mode="false"/>
        <draw:frame presentation:style-name="pr6" draw:layer="layout" svg:width="25.199cm" svg:height="2.54cm" svg:x="0.819cm" svg:y="0.635cm" presentation:class="title" presentation:user-transformed="true">
          <draw:text-box>
            <text:p>Método 2</text:p>
          </draw:text-box>
        </draw:frame>
        <draw:frame draw:style-name="gr2" draw:text-style-name="P5" draw:layer="layout" svg:width="20.065cm" svg:height="15.048cm" svg:x="3.81cm" svg:y="3.367cm">
          <draw:image xlink:href="Pictures/1000020100000280000001E035C6EC80967598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xinxinli-black-edges1" presentation:presentation-page-layout-name="AL3T1">
        <office:forms form:automatic-focus="false" form:apply-design-mode="false"/>
        <draw:frame presentation:style-name="pr6" draw:layer="layout" svg:width="25.199cm" svg:height="2.54cm" svg:x="0.819cm" svg:y="0.635cm" presentation:class="title" presentation:user-transformed="true">
          <draw:text-box>
            <text:p>Método 3</text:p>
          </draw:text-box>
        </draw:frame>
        <draw:frame draw:style-name="gr2" draw:text-style-name="P5" draw:layer="layout" svg:width="19.685cm" svg:height="14.763cm" svg:x="3.175cm" svg:y="2.54cm">
          <draw:image xlink:href="Pictures/1000020100000280000001E0AA3DA99A3C33C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xinxinli-black-edges1" presentation:presentation-page-layout-name="AL3T1">
        <office:forms form:automatic-focus="false" form:apply-design-mode="false"/>
        <draw:frame draw:style-name="gr2" draw:text-style-name="P5" draw:layer="layout" svg:width="24.555cm" svg:height="18.415cm" svg:x="1.27cm" svg:y="0cm">
          <draw:image xlink:href="Pictures/1000020100000280000001E05FEDB0E164FC5D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xinxinli-black-edges1" presentation:presentation-page-layout-name="AL1T32">
        <office:forms form:automatic-focus="false" form:apply-design-mode="false"/>
        <draw:frame presentation:style-name="pr7" draw:text-style-name="P9" draw:layer="layout" svg:width="25.199cm" svg:height="16.255cm" svg:x="1.4cm" svg:y="2.237cm" presentation:class="subtitle">
          <draw:text-box>
            <text:list text:style-name="L1">
              <text:list-header>
                <text:p text:style-name="P8"><text:span text:style-name="T3">FIN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adornments="Black" style:font-pitch="fixed"/>
    <style:font-face style:name="Courier 10 Pitch2" svg:font-family="'Courier 10 Pitch'" style:font-adornments="Normal" style:font-pitch="fixed"/>
    <style:font-face style:name="Courier 10 Pitch" svg:font-family="'Courier 10 Pitch'" style:font-adornments="Black" style:font-pitch="variable"/>
    <style:font-face style:name="Laksaman" svg:font-family="Laksaman" style:font-adornments="Black" style:font-pitch="variable"/>
    <style:font-face style:name="Laksaman1" svg:font-family="Laksaman" style:font-adornments="Normal" style:font-pitch="variable"/>
    <style:font-face style:name="Source Sans Pro Black3" svg:font-family="'Source Sans Pro Black'" style:font-adornments="Black" style:font-pitch="variable"/>
    <style:font-face style:name="Arial" svg:font-family="Arial" style:font-family-generic="roman" style:font-pitch="variable"/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Black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Impact1" svg:font-family="Impact" style:font-family-generic="swiss" style:font-pitch="variable"/>
    <style:font-face style:name="Source Sans Pro Black2" svg:font-family="'Source Sans Pro Black'" style:font-adornments="Black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xinxinli-black-edges-background" style:family="presentation">
      <style:graphic-properties draw:stroke="none" draw:fill="none" fo:wrap-option="no-wrap"/>
      <style:text-properties style:letter-kerning="true"/>
    </style:style>
    <style:style style:name="xinxinli-black-edg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black-edg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black-edges-outline1" style:family="presentation">
      <style:graphic-properties draw:stroke="none" draw:fill="none" fo:wrap-option="no-wrap">
        <text:list-style style:name="xinxinli-black-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outline2" style:family="presentation" style:parent-style-name="xinxinli-black-edges-outline1">
      <style:paragraph-properties fo:margin-top="0cm" fo:margin-bottom="0.4cm"/>
      <style:text-properties fo:font-size="28pt" style:font-size-asian="28pt" style:font-size-complex="28pt"/>
    </style:style>
    <style:style style:name="xinxinli-black-edges-outline3" style:family="presentation" style:parent-style-name="xinxinli-black-edges-outline2">
      <style:paragraph-properties fo:margin-top="0cm" fo:margin-bottom="0.3cm"/>
      <style:text-properties fo:font-size="24pt" style:font-size-asian="24pt" style:font-size-complex="24pt"/>
    </style:style>
    <style:style style:name="xinxinli-black-edges-outline4" style:family="presentation" style:parent-style-name="xinxinli-black-edges-outline3">
      <style:paragraph-properties fo:margin-top="0cm" fo:margin-bottom="0.2cm"/>
      <style:text-properties fo:font-size="20pt" style:font-size-asian="20pt" style:font-size-complex="20pt"/>
    </style:style>
    <style:style style:name="xinxinli-black-edges-outline5" style:family="presentation" style:parent-style-name="xinxinli-black-edges-outline4">
      <style:paragraph-properties fo:margin-top="0cm" fo:margin-bottom="0.1cm"/>
      <style:text-properties fo:font-size="20pt" style:font-size-asian="20pt" style:font-size-complex="20pt"/>
    </style:style>
    <style:style style:name="xinxinli-black-edges-outline6" style:family="presentation" style:parent-style-name="xinxinli-black-edges-outline5">
      <style:paragraph-properties fo:margin-top="0cm" fo:margin-bottom="0.1cm"/>
      <style:text-properties fo:font-size="20pt" style:font-size-asian="20pt" style:font-size-complex="20pt"/>
    </style:style>
    <style:style style:name="xinxinli-black-edges-outline7" style:family="presentation" style:parent-style-name="xinxinli-black-edges-outline6">
      <style:paragraph-properties fo:margin-top="0cm" fo:margin-bottom="0.1cm"/>
      <style:text-properties fo:font-size="20pt" style:font-size-asian="20pt" style:font-size-complex="20pt"/>
    </style:style>
    <style:style style:name="xinxinli-black-edges-outline8" style:family="presentation" style:parent-style-name="xinxinli-black-edges-outline7">
      <style:paragraph-properties fo:margin-top="0cm" fo:margin-bottom="0.1cm"/>
      <style:text-properties fo:font-size="20pt" style:font-size-asian="20pt" style:font-size-complex="20pt"/>
    </style:style>
    <style:style style:name="xinxinli-black-edges-outline9" style:family="presentation" style:parent-style-name="xinxinli-black-edges-outline8">
      <style:paragraph-properties fo:margin-top="0cm" fo:margin-bottom="0.1cm"/>
      <style:text-properties fo:font-size="20pt" style:font-size-asian="20pt" style:font-size-complex="20pt"/>
    </style:style>
    <style:style style:name="xinxinli-black-edges-subtitle" style:family="presentation">
      <style:graphic-properties draw:stroke="none" draw:fill="none" draw:textarea-vertical-align="middle" fo:wrap-option="no-wrap">
        <text:list-style style:name="xinxinli-black-edg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title" style:family="presentation">
      <style:graphic-properties draw:stroke="none" draw:fill="none" draw:textarea-vertical-align="middle" fo:wrap-option="no-wrap">
        <text:list-style style:name="xinxinli-black-edg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44pt" fo:font-style="normal" fo:text-shadow="none" style:text-underline-style="none" fo:font-weight="900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inxinli-black-edges1-background" style:family="presentation">
      <style:graphic-properties draw:stroke="none" draw:fill="none" fo:wrap-option="no-wrap"/>
      <style:text-properties style:letter-kerning="true"/>
    </style:style>
    <style:style style:name="xinxinli-black-edg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black-edg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black-edges1-outline1" style:family="presentation">
      <style:graphic-properties draw:stroke="none" draw:fill="none" fo:wrap-option="no-wrap">
        <text:list-style style:name="xinxinli-black-edges1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22pt" fo:font-style="normal" fo:text-shadow="none" style:text-underline-style="none" fo:font-weight="900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xinxinli-black-edges1-outline2" style:family="presentation" style:parent-style-name="xinxinli-black-edges1-outline1">
      <style:paragraph-properties fo:margin-top="0cm" fo:margin-bottom="0.4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3" style:family="presentation" style:parent-style-name="xinxinli-black-edges1-outline2">
      <style:paragraph-properties fo:margin-top="0cm" fo:margin-bottom="0.3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4" style:family="presentation" style:parent-style-name="xinxinli-black-edges1-outline3">
      <style:paragraph-properties fo:margin-top="0cm" fo:margin-bottom="0.2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5" style:family="presentation" style:parent-style-name="xinxinli-black-edges1-outline4">
      <style:paragraph-properties fo:margin-top="0cm" fo:margin-bottom="0.1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6" style:family="presentation" style:parent-style-name="xinxinli-black-edges1-outline5">
      <style:paragraph-properties fo:margin-top="0cm" fo:margin-bottom="0.1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7" style:family="presentation" style:parent-style-name="xinxinli-black-edges1-outline6">
      <style:paragraph-properties fo:margin-top="0cm" fo:margin-bottom="0.1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8" style:family="presentation" style:parent-style-name="xinxinli-black-edges1-outline7">
      <style:paragraph-properties fo:margin-top="0cm" fo:margin-bottom="0.1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9" style:family="presentation" style:parent-style-name="xinxinli-black-edges1-outline8">
      <style:paragraph-properties fo:margin-top="0cm" fo:margin-bottom="0.1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subtitle" style:family="presentation">
      <style:graphic-properties draw:stroke="none" draw:fill="none" draw:textarea-vertical-align="middle" fo:wrap-option="no-wrap">
        <text:list-style style:name="xinxinli-black-edg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1-title" style:family="presentation">
      <style:graphic-properties draw:stroke="none" draw:fill="none" draw:textarea-vertical-align="middle" fo:wrap-option="no-wrap">
        <text:list-style style:name="xinxinli-black-edg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xinxinli-black-edges-backgroundobjects">
      <style:graphic-properties draw:stroke="none" draw:fill="none" draw:auto-grow-height="false" fo:min-height="1.449cm" fo:wrap-option="wrap"/>
    </style:style>
    <style:style style:name="Mpr2" style:family="presentation" style:parent-style-name="xinxinli-black-edges-backgroundobjects">
      <style:graphic-properties draw:stroke="none" draw:fill="none" draw:auto-grow-height="false" fo:min-height="1.397cm" fo:wrap-option="wrap"/>
    </style:style>
    <style:style style:name="Mpr3" style:family="presentation" style:parent-style-name="xinxinli-black-edges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xinxinli-black-edges1-backgroundobjects">
      <style:graphic-properties draw:stroke="none" draw:fill="none" draw:auto-grow-height="false" fo:min-height="1.449cm" fo:wrap-option="wrap"/>
    </style:style>
    <style:style style:name="Mpr5" style:family="presentation" style:parent-style-name="xinxinli-black-edges1-backgroundobjects">
      <style:graphic-properties draw:stroke="none" draw:fill="none" draw:auto-grow-height="false" fo:min-height="1.397cm" fo:wrap-option="wrap"/>
    </style:style>
    <style:style style:name="Mpr6" style:family="presentation" style:parent-style-name="xinxinli-black-edges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5" style:family="paragraph">
      <loext:graphic-properties draw:fill="none"/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xinxinli-black-edges" style:page-layout-name="PM1" draw:style-name="Mdp1">
      <draw:frame draw:style-name="Mgr3" draw:text-style-name="MP5" draw:layer="backgroundobjects" svg:width="28cm" svg:height="21.028cm" svg:x="0cm" svg:y="0.045cm">
        <draw:image xlink:href="Pictures/10000000000007D0000005DE75C605BBBAF383BE.jpg" xlink:type="simple" xlink:show="embed" xlink:actuate="onLoad">
          <text:p/>
        </draw:image>
      </draw:frame>
      <draw:frame presentation:style-name="xinxinli-black-edges-title" draw:layer="backgroundobjects" svg:width="16.375cm" svg:height="3.175cm" svg:x="13.92cm" svg:y="9.215cm" presentation:class="title" presentation:placeholder="true">
        <draw:text-box/>
      </draw:frame>
      <draw:frame presentation:style-name="xinxinli-black-edges-subtitle" draw:layer="backgroundobjects" svg:width="11.695cm" svg:height="1.905cm" svg:x="13.96cm" svg:y="13.0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xinxinli-black-edg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xinxinli-black-edges-title" draw:layer="backgroundobjects" svg:width="13.968cm" svg:height="10.476cm" svg:x="3.81cm" svg:y="2.123cm" presentation:class="page"/>
        <draw:frame presentation:style-name="xinxinli-black-edg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xinxinli-black-edges1" style:page-layout-name="PM1" draw:style-name="Mdp1">
      <office:forms form:automatic-focus="false" form:apply-design-mode="false"/>
      <draw:frame draw:style-name="Mgr3" draw:text-style-name="MP5" draw:layer="backgroundobjects" svg:width="27.963cm" svg:height="21cm" svg:x="0.041cm" svg:y="0cm">
        <draw:image xlink:href="Pictures/10000000000007D0000005DEFFDCAF1FAD1A0745.jpg" xlink:type="simple" xlink:show="embed" xlink:actuate="onLoad">
          <text:p/>
        </draw:image>
      </draw:frame>
      <draw:frame presentation:style-name="xinxinli-black-edges1-title" draw:layer="backgroundobjects" svg:width="25.199cm" svg:height="3.506cm" svg:x="1.4cm" svg:y="2.237cm" presentation:class="title" presentation:placeholder="true">
        <draw:text-box/>
      </draw:frame>
      <draw:frame presentation:style-name="xinxinli-black-edg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5" draw:layer="backgroundobjects" svg:width="5.009cm" svg:height="1.448cm" svg:x="22.091cm" svg:y="19.431cm" presentation:class="page-number" presentation:user-transformed="true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xinxinli-black-edges1-title" draw:layer="backgroundobjects" svg:width="13.968cm" svg:height="10.476cm" svg:x="3.81cm" svg:y="2.123cm" presentation:class="page"/>
        <draw:frame presentation:style-name="xinxinli-black-edg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9:02:05.471664198</meta:creation-date>
    <meta:editing-duration>PT1H43M20S</meta:editing-duration>
    <meta:editing-cycles>25</meta:editing-cycles>
    <meta:generator>LibreOffice/5.1.6.2$Linux_X86_64 LibreOffice_project/10m0$Build-2</meta:generator>
    <dc:subject>Presentation Template Design-7</dc:subject>
    <dc:title>Xinxinli Black Edges</dc:title>
    <dc:description>Background design by Yun Chao Xu. Template implementation by Xin Li. 

2013/1/9</dc:description>
    <meta:keyword>Apache OpenOffice business</meta:keyword>
    <dc:date>2018-05-08T16:28:54.839767358</dc:date>
    <meta:document-statistic meta:object-count="79"/>
    <meta:user-defined meta:name="License">BSD (http://templates.services.openoffice.org/bsd-license)</meta:user-defined>
  </office:meta>
</office:document-meta>
</file>